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35cm" fo:min-width="1.7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336cm" fo:min-width="1.734cm" fo:padding-top="0.142cm" fo:padding-bottom="0.142cm" fo:padding-left="0.267cm" fo:padding-right="0.267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4" style:family="graphic" style:parent-style-name="objectwithoutfill">
      <style:graphic-properties draw:stroke="dash" draw:stroke-dash="Long_20_Dash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556cm" svg:height="2.54cm" draw:transform="rotate (0.333183354205717) translate (15.683cm 6.495cm)">
          <text:p/>
          <draw:enhanced-geometry svg:viewBox="0 0 21600 21600" draw:glue-points="?f6 0 10800 ?f8 ?f11 10800 ?f9 21600 10800 ?f10 ?f5 10800" draw:text-areas="?f3 ?f3 ?f4 ?f4" draw:type="parallelogram" draw:modifiers="5185.9432105707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556cm" svg:height="2.539cm" draw:transform="rotate (0.333183354205717) translate (7.619cm 6.496cm)">
          <text:p/>
          <draw:enhanced-geometry svg:viewBox="0 0 21600 21600" draw:glue-points="?f6 0 10800 ?f8 ?f11 10800 ?f9 21600 10800 ?f10 ?f5 10800" draw:text-areas="?f3 ?f3 ?f4 ?f4" draw:mirror-horizontal="true" draw:type="parallelogram" draw:modifiers="5185.9432105707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508cm" svg:height="0.508cm" svg:x="12.954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9.044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9.90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7.072cm" svg:y="7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8.034cm" svg:y="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7.266cm" svg:y="7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20.06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7.62cm" svg:y1="7.874cm" svg:x2="20.32cm" svg:y2="7.874cm">
          <text:p/>
        </draw:line>
        <draw:line draw:style-name="gr4" draw:text-style-name="P3" draw:layer="layout" svg:x1="7.366cm" svg:y1="8.128cm" svg:x2="13.208cm" svg:y2="2.794cm">
          <text:p/>
        </draw:line>
        <draw:line draw:style-name="gr4" draw:text-style-name="P3" draw:layer="layout" svg:x1="20.32cm" svg:y1="7.874cm" svg:x2="13.208cm" svg:y2="2.794cm">
          <text:p/>
        </draw:line>
        <draw:frame draw:style-name="gr5" draw:text-style-name="P5" draw:layer="layout" svg:width="0.853cm" svg:height="0.962cm" svg:x="12.854cm" svg:y="1.678cm">
          <draw:text-box>
            <text:p text:style-name="P4">p</text:p>
          </draw:text-box>
        </draw:frame>
        <draw:frame draw:style-name="gr5" draw:text-style-name="P5" draw:layer="layout" svg:width="1.056cm" svg:height="1.114cm" svg:x="9.398cm" svg:y="5.842cm">
          <draw:text-box>
            <text:p text:style-name="P4">p<text:span text:style-name="T1">0</text:span></text:p>
          </draw:text-box>
        </draw:frame>
        <draw:frame draw:style-name="gr5" draw:text-style-name="P5" draw:layer="layout" svg:width="1.056cm" svg:height="1.114cm" svg:x="17.232cm" svg:y="5.842cm">
          <draw:text-box>
            <text:p text:style-name="P4">p<text:span text:style-name="T1">1</text:span></text:p>
          </draw:text-box>
        </draw:frame>
        <draw:frame draw:style-name="gr5" draw:text-style-name="P5" draw:layer="layout" svg:width="1.056cm" svg:height="1.114cm" svg:x="9.398cm" svg:y="5.842cm">
          <draw:text-box>
            <text:p text:style-name="P4">p<text:span text:style-name="T1">0</text:span></text:p>
          </draw:text-box>
        </draw:frame>
        <draw:frame draw:style-name="gr5" draw:text-style-name="P5" draw:layer="layout" svg:width="1.023cm" svg:height="1.114cm" svg:x="6.45cm" svg:y="7.268cm">
          <draw:text-box>
            <text:p text:style-name="P4">c<text:span text:style-name="T1">0</text:span></text:p>
          </draw:text-box>
        </draw:frame>
        <draw:frame draw:style-name="gr5" draw:text-style-name="P5" draw:layer="layout" svg:width="1.023cm" svg:height="1.114cm" svg:x="20.374cm" svg:y="7.268cm">
          <draw:text-box>
            <text:p text:style-name="P4">c<text:span text:style-name="T1">1</text:span></text:p>
          </draw:text-box>
        </draw:frame>
        <draw:frame draw:style-name="gr5" draw:text-style-name="P5" draw:layer="layout" svg:width="1.023cm" svg:height="1.114cm" svg:x="6.451cm" svg:y="7.268cm">
          <draw:text-box>
            <text:p text:style-name="P4">c<text:span text:style-name="T1">0</text:span></text:p>
          </draw:text-box>
        </draw:frame>
        <draw:frame draw:style-name="gr5" draw:text-style-name="P5" draw:layer="layout" svg:width="1.056cm" svg:height="1.114cm" svg:x="10.053cm" svg:y="6.856cm">
          <draw:text-box>
            <text:p text:style-name="P4">e<text:span text:style-name="T1">0</text:span></text:p>
          </draw:text-box>
        </draw:frame>
        <draw:frame draw:style-name="gr5" draw:text-style-name="P5" draw:layer="layout" svg:width="1.056cm" svg:height="1.114cm" svg:x="16.41cm" svg:y="6.76cm">
          <draw:text-box>
            <text:p text:style-name="P4">e<text:span text:style-name="T1">1</text:span></text:p>
          </draw:text-box>
        </draw:frame>
        <draw:line draw:style-name="gr4" draw:text-style-name="P3" draw:layer="layout" svg:x1="17.272cm" svg:y1="7.874cm" svg:x2="19.05cm" svg:y2="5.334cm">
          <text:p/>
        </draw:line>
        <draw:line draw:style-name="gr4" draw:text-style-name="P3" draw:layer="layout" svg:x1="8.637cm" svg:y1="5.334cm" svg:x2="10.154cm" svg:y2="7.874cm">
          <text:p/>
        </draw:line>
        <draw:frame draw:style-name="gr5" draw:text-style-name="P5" draw:layer="layout" svg:width="1.658cm" svg:height="0.962cm" svg:x="12.763cm" svg:y="7.874cm">
          <draw:text-box>
            <text:p text:style-name="P4">[R|t]</text:p>
          </draw:text-box>
        </draw:frame>
        <draw:frame draw:style-name="gr5" draw:text-style-name="P5" draw:layer="layout" svg:width="1.2cm" svg:height="1.114cm" svg:x="7.412cm" svg:y="5.08cm">
          <draw:text-box>
            <text:p text:style-name="P4">G<text:span text:style-name="T1">0</text:span></text:p>
          </draw:text-box>
        </draw:frame>
        <draw:frame draw:style-name="gr5" draw:text-style-name="P5" draw:layer="layout" svg:width="1.2cm" svg:height="1.114cm" svg:x="18.983cm" svg:y="5.182cm">
          <draw:text-box>
            <text:p text:style-name="P4">G<text:span text:style-name="T1">1</text:span></text:p>
          </draw:text-box>
        </draw:frame>
        <draw:frame draw:style-name="gr5" draw:text-style-name="P5" draw:layer="layout" svg:width="0.845cm" svg:height="1.114cm" svg:x="9.023cm" svg:y="6.658cm">
          <draw:text-box>
            <text:p text:style-name="P4">l<text:span text:style-name="T1">0</text:span></text:p>
          </draw:text-box>
        </draw:frame>
        <draw:frame draw:style-name="gr5" draw:text-style-name="P5" draw:layer="layout" svg:width="0.883cm" svg:height="1.114cm" svg:x="17.913cm" svg:y="6.76cm">
          <draw:text-box>
            <text:p text:style-name="P4">I<text:span text:style-name="T1">1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2:52:38.012114635</meta:creation-date>
    <dc:date>2022-01-23T19:33:50.348268614</dc:date>
    <meta:editing-duration>PT6H26S</meta:editing-duration>
    <meta:editing-cycles>6</meta:editing-cycles>
    <meta:generator>LibreOffice/6.4.7.2$Linux_X86_64 LibreOffice_project/40$Build-2</meta:generator>
    <meta:document-statistic meta:object-count="51"/>
  </office:meta>
</office:document-meta>
</file>